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font-size="14pt" style:font-size-asian="14pt" style:font-size-complex="14pt"/>
    </style:style>
    <style:style style:name="P2" style:family="paragraph" style:parent-style-name="Heading_20_1">
      <style:text-properties fo:font-size="14pt" officeooo:rsid="0002a04b" officeooo:paragraph-rsid="0002a04b" style:font-size-asian="14pt" style:font-size-complex="14pt"/>
    </style:style>
    <style:style style:name="P3" style:family="paragraph" style:parent-style-name="Heading_20_2">
      <style:text-properties fo:font-size="14pt" style:font-size-asian="14pt" style:font-size-complex="14pt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6" style:family="paragraph" style:parent-style-name="Preformatted_20_Text">
      <style:text-properties fo:font-size="14pt" style:font-size-asian="14pt" style:font-size-complex="14pt"/>
    </style:style>
    <style:style style:name="P7" style:family="paragraph" style:parent-style-name="Standard">
      <style:text-properties style:font-name="DejaVu Sans" fo:font-size="14pt" officeooo:rsid="0002a04b" officeooo:paragraph-rsid="0002a04b" style:font-size-asian="14pt" style:font-size-complex="14pt"/>
    </style:style>
    <style:style style:name="P8" style:family="paragraph" style:parent-style-name="Standard">
      <style:text-properties fo:font-size="14pt" officeooo:rsid="0002a04b" officeooo:paragraph-rsid="0002a04b" style:font-size-asian="14pt" style:font-size-complex="14pt"/>
    </style:style>
    <style:style style:name="P9" style:family="paragraph" style:parent-style-name="Text_20_body">
      <style:text-properties fo:font-size="14pt" officeooo:rsid="0002a04b" officeooo:paragraph-rsid="0002a04b" style:font-size-asian="14pt" style:font-size-complex="14pt"/>
    </style:style>
    <style:style style:name="P10" style:family="paragraph" style:parent-style-name="Text_20_body">
      <style:text-properties fo:font-size="14pt" style:font-size-asian="14pt" style:font-size-complex="14pt"/>
    </style:style>
    <style:style style:name="P11" style:family="paragraph" style:parent-style-name="Text_20_body" style:list-style-name="L1">
      <style:text-properties fo:font-size="14pt" style:font-size-asian="14pt" style:font-size-complex="14pt"/>
    </style:style>
    <style:style style:name="P12" style:family="paragraph" style:parent-style-name="Text_20_body" style:list-style-name="L2">
      <style:text-properties fo:font-size="14pt" style:font-size-asian="14pt" style:font-size-complex="14pt"/>
    </style:style>
    <style:style style:name="P13" style:family="paragraph" style:parent-style-name="Text_20_body" style:list-style-name="L3"/>
    <style:style style:name="T1" style:family="text">
      <style:text-properties fo:font-size="14pt" style:font-size-asian="14pt" style:font-size-complex="14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ssword Manager, come funziona?</text:p>
      <text:p text:style-name="P9">Immagina questo scenario:</text:p>
      <text:p text:style-name="P10">Hai un sito.<text:line-break/>Un utente si registra con password:</text:p>
      <text:section text:style-name="Sect1" text:name="code-block-viewer">
        <text:p text:style-name="P5">ciao123</text:p>
      </text:section>
      <text:p text:style-name="P10">Se tu la salvi nel database così com’è, succede questo:</text:p>
      <text:list text:style-name="L1">
        <text:list-item>
          <text:p text:style-name="P11">Se qualcuno buca il database → legge tutte le password</text:p>
        </text:list-item>
        <text:list-item>
          <text:p text:style-name="P11">Se due utenti hanno la stessa password → tu lo sai</text:p>
        </text:list-item>
        <text:list-item>
          <text:p text:style-name="P11">Se un admin curioso guarda il DB → vede tutto</text:p>
        </text:list-item>
      </text:list>
      <text:p text:style-name="P10">È un disastro.</text:p>
      <text:p text:style-name="P1"/>
      <text:h text:style-name="P3" text:outline-level="2">🔐 Allora cosa si fa nel mondo reale?</text:h>
      <text:p text:style-name="P10">NON si salva la password.</text:p>
      <text:p text:style-name="Text_20_body"><text:span text:style-name="T1">Si salva </text:span><text:span text:style-name="Strong_20_Emphasis"><text:span text:style-name="T1">l’hash della password</text:span></text:span><text:span text:style-name="T1">.</text:span></text:p>
      <text:p text:style-name="P10">Cos’è un hash?</text:p>
      <text:p text:style-name="P10">È una trasformazione matematica che:</text:p>
      <text:list text:style-name="L2">
        <text:list-item>
          <text:p text:style-name="P12">prende un input (es: "ciao123")</text:p>
        </text:list-item>
        <text:list-item>
          <text:p text:style-name="P12">restituisce una stringa completamente diversa</text:p>
        </text:list-item>
        <text:list-item>
          <text:p text:style-name="P12">non può essere invertita</text:p>
        </text:list-item>
      </text:list>
      <text:p text:style-name="P10">Esempio:</text:p>
      <text:section text:style-name="Sect1" text:name="Sezione1">
        <text:p text:style-name="P5"><text:bookmark text:name="code-block-viewer"/>ciao123</text:p>
        <text:p text:style-name="P6">↓</text:p>
        <text:p text:style-name="P6">3e2f5c7a9b0d...</text:p>
      </text:section>
      <text:p text:style-name="P10">Non puoi tornare indietro da quell’hash per scoprire la password originale.</text:p>
      <text:h text:style-name="P2" text:outline-level="1">🧠 Perché è fondamentale per la cybersecurity?</text:h>
      <text:p text:style-name="Text_20_body">Perché nel 90% degli attacchi reali:</text:p>
      <text:p text:style-name="Quotations">L’attaccante non entra nel sistema.<text:line-break/>Ruba il database.</text:p>
      <text:p text:style-name="Text_20_body">Se dentro c’è:</text:p>
      <text:section text:style-name="Sect1" text:name="Sezione2">
        <text:p text:style-name="P4"><text:bookmark text:name="Copia code-block-viewer 1"/>username | password</text:p>
        <text:p text:style-name="Preformatted_20_Text">luigi <text:s text:c="3"/>| ciao123</text:p>
      </text:section>
      <text:p text:style-name="Text_20_body">È finita.</text:p>
      <text:p text:style-name="Text_20_body"><text:soft-page-break/>Se invece c’è:</text:p>
      <text:section text:style-name="Sect1" text:name="Sezione3">
        <text:p text:style-name="P4"><text:bookmark text:name="Copia code-block-viewer 2"/>username | hash</text:p>
        <text:p text:style-name="Preformatted_20_Text">luigi <text:s text:c="3"/>| 3e2f5c7a9b0d...</text:p>
      </text:section>
      <text:p text:style-name="Text_20_body">L’attaccante deve fare un lavoro enorme per indovinare la password.</text:p>
      <text:h text:style-name="P2" text:outline-level="1">🚨 Problema</text:h>
      <text:p text:style-name="Text_20_body">Se due persone mettono:</text:p>
      <text:section text:style-name="Sect1" text:name="Sezione4">
        <text:p text:style-name="P4"><text:bookmark text:name="Copia code-block-viewer 3"/>ciao123</text:p>
      </text:section>
      <text:p text:style-name="Text_20_body">Con SHA-256 semplice → ottieni lo <text:span text:style-name="Strong_20_Emphasis">stesso identico hash</text:span>.</text:p>
      <text:p text:style-name="Text_20_body">Questo è un problema perché:</text:p>
      <text:list text:style-name="L3">
        <text:list-item>
          <text:p text:style-name="P13">Un attaccante può usare tabelle precomputate (rainbow tables)</text:p>
        </text:list-item>
        <text:list-item>
          <text:p text:style-name="P13">Può confrontare hash già noti</text:p>
        </text:list-item>
        <text:list-item>
          <text:p text:style-name="P13">Può capire quali utenti hanno la stessa password</text:p>
        </text:list-item>
      </text:list>
      <text:p text:style-name="Horizontal_20_Line"/>
      <text:h text:style-name="Heading_20_1" text:outline-level="1">🎯 Soluzione: SALT</text:h>
      <text:p text:style-name="Text_20_body">Il salt è semplicemente:</text:p>
      <text:p text:style-name="Quotations">Un valore casuale che aggiungi alla password prima di fare l’hash.</text:p>
      <text:p text:style-name="Text_20_body">Esempio concettuale:</text:p>
      <text:section text:style-name="Sect1" text:name="Sezione5">
        <text:p text:style-name="P4"><text:bookmark text:name="Copia code-block-viewer 4"/>password = ciao123</text:p>
        <text:p text:style-name="Preformatted_20_Text">salt = A7x9Lp2</text:p>
        <text:p text:style-name="Preformatted_20_Text">hash = SHA256(ciao123 + A7x9Lp2)</text:p>
      </text:section>
      <text:p text:style-name="Text_20_body">Un altro utente avrà:</text:p>
      <text:section text:style-name="Sect1" text:name="Sezione6">
        <text:p text:style-name="P4"><text:bookmark text:name="Copia code-block-viewer 5"/>password = ciao123</text:p>
        <text:p text:style-name="Preformatted_20_Text">salt = K93mdP1</text:p>
        <text:p text:style-name="Preformatted_20_Text">hash diverso</text:p>
      </text:section>
      <text:p text:style-name="Text_20_body">Stessa password → hash diverso.<text:line-break/>Ed ecco perché il salt esiste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1:04:55.597167667</meta:creation-date>
    <dc:date>2026-02-20T11:07:49.299761659</dc:date>
    <meta:editing-duration>PT2M54S</meta:editing-duration>
    <meta:editing-cycles>1</meta:editing-cycles>
    <meta:document-statistic meta:table-count="0" meta:image-count="0" meta:object-count="0" meta:page-count="2" meta:paragraph-count="53" meta:word-count="272" meta:character-count="1582" meta:non-whitespace-character-count="1366"/>
    <meta:generator>LibreOffice/24.2.7.2$Linux_X86_64 LibreOffice_project/420$Build-2</meta:generator>
  </office:meta>
</office:document-meta>
</file>